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0000002431F7D1F6DD00D637E.png" manifest:media-type="image/png"/>
  <manifest:file-entry manifest:full-path="Pictures/10000001000007400000024385EF7B58FB34E297.png" manifest:media-type="image/png"/>
  <manifest:file-entry manifest:full-path="Pictures/1000000100000740000001F4D57C270B38B9B4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afdcd" officeooo:paragraph-rsid="000afdc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afdcd" officeooo:paragraph-rsid="000afdcd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cf6c1" officeooo:paragraph-rsid="000afdcd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5</text:p>
      <text:p text:style-name="P2"/>
      <text:p text:style-name="P2">1) Question</text:p>
      <text:p text:style-name="P2"/>
      <text:p text:style-name="P2"><draw:frame draw:style-name="fr2" draw:name="Image1" text:anchor-type="char" svg:width="17cm" svg:height="9.237cm" draw:z-index="0"><draw:image xlink:href="Pictures/1000000100000740000001F4D57C270B38B9B4EB.png" xlink:type="simple" xlink:show="embed" xlink:actuate="onLoad" draw:mime-type="image/png"/></draw:frame>2) Question</text:p>
      <text:p text:style-name="P2"/>
      <text:p text:style-name="P3"><draw:frame draw:style-name="fr2" draw:name="Image2" text:anchor-type="char" svg:width="17cm" svg:height="5.302cm" draw:z-index="1"><draw:image xlink:href="Pictures/10000001000007400000024385EF7B58FB34E297.png" xlink:type="simple" xlink:show="embed" xlink:actuate="onLoad" draw:mime-type="image/png"/></draw:frame>3) Question</text:p>
      <text:p text:style-name="P3"/>
      <text:p text:style-name="P3"/>
      <text:p text:style-name="P3"/>
      <text:p text:style-name="P3"><draw:frame draw:style-name="fr1" draw:name="Image3" text:anchor-type="char" svg:x="0.358cm" svg:y="0.947cm" svg:width="17cm" svg:height="10.511cm" draw:z-index="2"><draw:image xlink:href="Pictures/1000000100000740000002431F7D1F6DD00D637E.png" xlink:type="simple" xlink:show="embed" xlink:actuate="onLoad" draw:mime-type="image/png"/></draw:frame><text:soft-pag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7:12:06.752379017</meta:creation-date>
    <dc:date>2024-03-13T22:25:22.297196953</dc:date>
    <meta:editing-duration>PT24M49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4" meta:word-count="9" meta:character-count="50" meta:non-whitespace-character-count="45"/>
  </office:meta>
</office:document-meta>
</file>